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cf9df" officeooo:paragraph-rsid="000cf9d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sadasdasd </text:p>
      <text:p text:style-name="P1">sad d</text:p>
      <text:p text:style-name="P1">sda</text:p>
      <text:p text:style-name="P1">d</text:p>
      <text:p text:style-name="P1">as </text:p>
      <text:p text:style-name="P1">asdsa</text:p>
      <text:p text:style-name="P1">sad</text:p>
      <text:p text:style-name="P1">są</text:p>
      <text:p text:style-name="P1">dsa as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8T11:26:57.670124108</meta:creation-date>
    <dc:date>2023-02-28T11:27:23.869429922</dc:date>
    <meta:editing-duration>PT27S</meta:editing-duration>
    <meta:editing-cycles>1</meta:editing-cycles>
    <meta:document-statistic meta:table-count="0" meta:image-count="0" meta:object-count="0" meta:page-count="1" meta:paragraph-count="9" meta:word-count="11" meta:character-count="39" meta:non-whitespace-character-count="35"/>
    <meta:generator>LibreOffice/7.3.7.2$Linux_X86_64 LibreOffice_project/30$Build-2</meta:generator>
  </office:meta>
</office:document-meta>
</file>